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formula="of:=SUM([.B4:.B7])" office:value-type="float" office:value="1028274" calcext:value-type="float">
            <text:p>1028274</text:p>
          </table:table-cell>
          <table:table-cell/>
        </table:table-row>
        <table:table-row table:style-name="ro1">
          <table:table-cell table:style-name="ce1" office:value-type="string" calcext:value-type="string">
            <text:p>final_worth</text:p>
          </table:table-cell>
          <table:table-cell table:style-name="ce1" office:value-type="string" calcext:value-type="string">
            <text:p>transactions_count</text:p>
          </table:table-cell>
          <table:table-cell table:style-name="ce1" office:value-type="string" calcext:value-type="string">
            <text:p>% tran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table:formula="of:=[.B4]/[.B$2]" office:value-type="percentage" office:value="0.00000972503437799653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521269" calcext:value-type="float">
            <text:p>521269</text:p>
          </table:table-cell>
          <table:table-cell table:style-name="ce2" table:formula="of:=[.B5]/[.B$2]" office:value-type="percentage" office:value="0.506935894518387" calcext:value-type="percentage">
            <text:p>50.69%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25046" calcext:value-type="float">
            <text:p>25046</text:p>
          </table:table-cell>
          <table:table-cell table:style-name="ce2" table:formula="of:=[.B6]/[.B$2]" office:value-type="percentage" office:value="0.0243573211031301" calcext:value-type="percentage">
            <text:p>2.44%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481949" calcext:value-type="float">
            <text:p>481949</text:p>
          </table:table-cell>
          <table:table-cell table:style-name="ce2" table:formula="of:=[.B7]/[.B$2]" office:value-type="percentage" office:value="0.468697059344105" calcext:value-type="percentage">
            <text:p>46.87%</text:p>
          </table:table-cell>
        </table:table-row>
        <table:table-row table:style-name="ro2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table:formula="of:=SUM([.B13:.B17])" office:value-type="float" office:value="1028274" calcext:value-type="float">
            <text:p>1028274</text:p>
          </table:table-cell>
          <table:table-cell/>
        </table:table-row>
        <table:table-row table:style-name="ro1">
          <table:table-cell table:style-name="ce1" office:value-type="string" calcext:value-type="string">
            <text:p>engagement_tag</text:p>
          </table:table-cell>
          <table:table-cell table:style-name="ce1" office:value-type="string" calcext:value-type="string">
            <text:p>transactions_count</text:p>
          </table:table-cell>
          <table:table-cell table:style-name="ce1" office:value-type="string" calcext:value-type="string">
            <text:p>%tran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table:formula="of:=[.B13]/[.B$11]" office:value-type="percentage" office:value="0.00000972503437799653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345542" calcext:value-type="float">
            <text:p>345542</text:p>
          </table:table-cell>
          <table:table-cell table:style-name="ce2" table:formula="of:=[.B14]/[.B$11]" office:value-type="percentage" office:value="0.336040782904168" calcext:value-type="percentage">
            <text:p>33.60%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171845" calcext:value-type="float">
            <text:p>171845</text:p>
          </table:table-cell>
          <table:table-cell table:style-name="ce2" table:formula="of:=[.B15]/[.B$11]" office:value-type="percentage" office:value="0.167119853268681" calcext:value-type="percentage">
            <text:p>16.71%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10359" calcext:value-type="float">
            <text:p>510359</text:p>
          </table:table-cell>
          <table:table-cell table:style-name="ce2" table:formula="of:=[.B16]/[.B$11]" office:value-type="percentage" office:value="0.496325882011993" calcext:value-type="percentage">
            <text:p>49.63%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518" calcext:value-type="float">
            <text:p>518</text:p>
          </table:table-cell>
          <table:table-cell table:style-name="ce2" table:formula="of:=[.B17]/[.B$11]" office:value-type="percentage" office:value="0.00050375678078022" calcext:value-type="percentage">
            <text:p>0.05%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1">
          <table:table-cell office:value-type="string" calcext:value-type="string">
            <text:p>final_worth</text:p>
          </table:table-cell>
          <table:table-cell office:value-type="string" calcext:value-type="string">
            <text:p>engagement_tag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office:value-type="float" office:value="187813" calcext:value-type="float">
            <text:p>18781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56730" calcext:value-type="float">
            <text:p>5673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float" office:value="276657" calcext:value-type="float">
            <text:p>27665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float" office:value="5589" calcext:value-type="float">
            <text:p>5589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float" office:value="13427" calcext:value-type="float">
            <text:p>13427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float" office:value="152063" calcext:value-type="float">
            <text:p>152063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float" office:value="109526" calcext:value-type="float">
            <text:p>109526</text:p>
          </table:table-cell>
        </table:table-row>
        <table:table-row table:style-name="ro1">
          <table:table-cell table:number-columns-repeated="2" office:value-type="string" calcext:value-type="string">
            <text:p>MEDIUM</text:p>
          </table:table-cell>
          <table:table-cell office:value-type="float" office:value="220275" calcext:value-type="float">
            <text:p>220275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</table:table-row>
      </table:table>
      <table:table table:name="Pivot Table_Sheet1_1" table:style-name="ta1">
        <table:table-column table:style-name="co3" table:default-cell-style-name="Default"/>
        <table:table-column table:style-name="co3" table:number-columns-repeated="3" table:default-cell-style-name="ce2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Filter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3" office:value-type="string" calcext:value-type="string">
            <text:p>Sum - freq</text:p>
          </table:table-cell>
          <table:table-cell table:style-name="ce8" office:value-type="string" calcext:value-type="string">
            <text:p>final_worth</text:p>
          </table:table-cell>
          <table:table-cell table:style-name="ce14" table:number-columns-repeated="3"/>
          <table:table-cell table:style-name="ce24"/>
        </table:table-row>
        <table:table-row table:style-name="ro2">
          <table:table-cell table:style-name="ce4" office:value-type="string" calcext:value-type="string">
            <text:p>engagement_tag</text:p>
          </table:table-cell>
          <table:table-cell table:style-name="ce9" office:value-type="string" calcext:value-type="string">
            <text:p>HIGH</text:p>
          </table:table-cell>
          <table:table-cell table:style-name="ce15" office:value-type="string" calcext:value-type="string">
            <text:p>LOW</text:p>
          </table:table-cell>
          <table:table-cell table:style-name="ce15" office:value-type="string" calcext:value-type="string">
            <text:p>MEDIUM</text:p>
          </table:table-cell>
          <table:table-cell table:style-name="ce15" office:value-type="string" calcext:value-type="string">
            <text:p>(empty)</text:p>
          </table:table-cell>
          <table:table-cell table:style-name="ce25" office:value-type="string" calcext:value-type="string">
            <text:p>Total Result</text:p>
          </table:table-cell>
        </table:table-row>
        <table:table-row table:style-name="ro2">
          <table:table-cell table:style-name="ce5" office:value-type="string" calcext:value-type="string">
            <text:p>HIGH</text:p>
          </table:table-cell>
          <table:table-cell table:style-name="ce10" office:value-type="float" office:value="187813" calcext:value-type="float">
            <text:p>187813</text:p>
          </table:table-cell>
          <table:table-cell table:style-name="ce16" office:value-type="float" office:value="5666" calcext:value-type="float">
            <text:p>5666</text:p>
          </table:table-cell>
          <table:table-cell table:style-name="ce16" office:value-type="float" office:value="152063" calcext:value-type="float">
            <text:p>152063</text:p>
          </table:table-cell>
          <table:table-cell table:style-name="ce20"/>
          <table:table-cell table:style-name="ce26" office:value-type="float" office:value="345542" calcext:value-type="float">
            <text:p>345542</text:p>
          </table:table-cell>
        </table:table-row>
        <table:table-row table:style-name="ro2">
          <table:table-cell table:style-name="ce6" office:value-type="string" calcext:value-type="string">
            <text:p>LOW</text:p>
          </table:table-cell>
          <table:table-cell table:style-name="ce11" office:value-type="float" office:value="56730" calcext:value-type="float">
            <text:p>56730</text:p>
          </table:table-cell>
          <table:table-cell table:style-name="ce17" office:value-type="float" office:value="5589" calcext:value-type="float">
            <text:p>5589</text:p>
          </table:table-cell>
          <table:table-cell table:style-name="ce17" office:value-type="float" office:value="109526" calcext:value-type="float">
            <text:p>109526</text:p>
          </table:table-cell>
          <table:table-cell table:style-name="ce21"/>
          <table:table-cell table:style-name="ce27" office:value-type="float" office:value="171845" calcext:value-type="float">
            <text:p>171845</text:p>
          </table:table-cell>
        </table:table-row>
        <table:table-row table:style-name="ro2">
          <table:table-cell table:style-name="ce6" office:value-type="string" calcext:value-type="string">
            <text:p>MEDIUM</text:p>
          </table:table-cell>
          <table:table-cell table:style-name="ce11" office:value-type="float" office:value="276657" calcext:value-type="float">
            <text:p>276657</text:p>
          </table:table-cell>
          <table:table-cell table:style-name="ce17" office:value-type="float" office:value="13427" calcext:value-type="float">
            <text:p>13427</text:p>
          </table:table-cell>
          <table:table-cell table:style-name="ce17" office:value-type="float" office:value="220275" calcext:value-type="float">
            <text:p>220275</text:p>
          </table:table-cell>
          <table:table-cell table:style-name="ce21"/>
          <table:table-cell table:style-name="ce27" office:value-type="float" office:value="510359" calcext:value-type="float">
            <text:p>510359</text:p>
          </table:table-cell>
        </table:table-row>
        <table:table-row table:style-name="ro2">
          <table:table-cell table:style-name="ce6" office:value-type="string" calcext:value-type="string">
            <text:p>NO</text:p>
          </table:table-cell>
          <table:table-cell table:style-name="ce11" office:value-type="float" office:value="69" calcext:value-type="float">
            <text:p>69</text:p>
          </table:table-cell>
          <table:table-cell table:style-name="ce17" office:value-type="float" office:value="364" calcext:value-type="float">
            <text:p>364</text:p>
          </table:table-cell>
          <table:table-cell table:style-name="ce17" office:value-type="float" office:value="85" calcext:value-type="float">
            <text:p>85</text:p>
          </table:table-cell>
          <table:table-cell table:style-name="ce21"/>
          <table:table-cell table:style-name="ce27" office:value-type="float" office:value="518" calcext:value-type="float">
            <text:p>518</text:p>
          </table:table-cell>
        </table:table-row>
        <table:table-row table:style-name="ro2">
          <table:table-cell table:style-name="ce6" office:value-type="string" calcext:value-type="string">
            <text:p>(empty)</text:p>
          </table:table-cell>
          <table:table-cell table:style-name="ce12"/>
          <table:table-cell table:style-name="ce18" table:number-columns-repeated="2"/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10" calcext:value-type="float">
            <text:p>10</text:p>
          </table:table-cell>
        </table:table-row>
        <table:table-row table:style-name="ro2">
          <table:table-cell table:style-name="ce7" office:value-type="string" calcext:value-type="string">
            <text:p>Total Result</text:p>
          </table:table-cell>
          <table:table-cell table:style-name="ce13" office:value-type="float" office:value="521269" calcext:value-type="float">
            <text:p>521269</text:p>
          </table:table-cell>
          <table:table-cell table:style-name="ce19" office:value-type="float" office:value="25046" calcext:value-type="float">
            <text:p>25046</text:p>
          </table:table-cell>
          <table:table-cell table:style-name="ce19" office:value-type="float" office:value="481949" calcext:value-type="float">
            <text:p>481949</text:p>
          </table:table-cell>
          <table:table-cell table:style-name="ce23" office:value-type="float" office:value="10" calcext:value-type="float">
            <text:p>10</text:p>
          </table:table-cell>
          <table:table-cell table:style-name="ce29" office:value-type="float" office:value="1028274" calcext:value-type="float">
            <text:p>1028274</text:p>
          </table:table-cell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formula="of:=[.B5]/[.$F5]" office:value-type="percentage" office:value="0.543531611207899" calcext:value-type="percentage">
            <text:p>54.35%</text:p>
          </table:table-cell>
          <table:table-cell table:formula="of:=[.C5]/[.$F5]" office:value-type="percentage" office:value="0.0163974278090652" calcext:value-type="percentage">
            <text:p>1.64%</text:p>
          </table:table-cell>
          <table:table-cell table:formula="of:=[.D5]/[.$F5]" office:value-type="percentage" office:value="0.440070960983035" calcext:value-type="percentage">
            <text:p>44.01%</text:p>
          </table:table-cell>
          <table:table-cell table:number-columns-repeated="2"/>
        </table:table-row>
        <table:table-row table:style-name="ro1">
          <table:table-cell/>
          <table:table-cell table:formula="of:=[.B6]/[.$F6]" office:value-type="percentage" office:value="0.330123076027816" calcext:value-type="percentage">
            <text:p>33.01%</text:p>
          </table:table-cell>
          <table:table-cell table:formula="of:=[.C6]/[.$F6]" office:value-type="percentage" office:value="0.0325234950100381" calcext:value-type="percentage">
            <text:p>3.25%</text:p>
          </table:table-cell>
          <table:table-cell table:formula="of:=[.D6]/[.$F6]" office:value-type="percentage" office:value="0.637353428962146" calcext:value-type="percentage">
            <text:p>63.74%</text:p>
          </table:table-cell>
          <table:table-cell table:number-columns-repeated="2"/>
        </table:table-row>
        <table:table-row table:style-name="ro1">
          <table:table-cell/>
          <table:table-cell table:formula="of:=[.B7]/[.$F7]" office:value-type="percentage" office:value="0.542083121880872" calcext:value-type="percentage">
            <text:p>54.21%</text:p>
          </table:table-cell>
          <table:table-cell table:formula="of:=[.C7]/[.$F7]" office:value-type="percentage" office:value="0.0263089315560223" calcext:value-type="percentage">
            <text:p>2.63%</text:p>
          </table:table-cell>
          <table:table-cell table:formula="of:=[.D7]/[.$F7]" office:value-type="percentage" office:value="0.431607946563106" calcext:value-type="percentage">
            <text:p>43.16%</text:p>
          </table:table-cell>
          <table:table-cell table:number-columns-repeated="2"/>
        </table:table-row>
        <table:table-row table:style-name="ro1">
          <table:table-cell/>
          <table:table-cell table:formula="of:=[.B8]/[.$F8]" office:value-type="percentage" office:value="0.133204633204633" calcext:value-type="percentage">
            <text:p>13.32%</text:p>
          </table:table-cell>
          <table:table-cell table:formula="of:=[.C8]/[.$F8]" office:value-type="percentage" office:value="0.702702702702703" calcext:value-type="percentage">
            <text:p>70.27%</text:p>
          </table:table-cell>
          <table:table-cell table:formula="of:=[.D8]/[.$F8]" office:value-type="percentage" office:value="0.164092664092664" calcext:value-type="percentage">
            <text:p>16.41%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formula="of:=[.B5]/[.B$10]" office:value-type="percentage" office:value="0.360299576610157" calcext:value-type="percentage">
            <text:p>36.03%</text:p>
          </table:table-cell>
          <table:table-cell table:formula="of:=[.C5]/[.C$10]" office:value-type="percentage" office:value="0.226223748303122" calcext:value-type="percentage">
            <text:p>22.62%</text:p>
          </table:table-cell>
          <table:table-cell table:formula="of:=[.D5]/[.D$10]" office:value-type="percentage" office:value="0.315516787045932" calcext:value-type="percentage">
            <text:p>31.55%</text:p>
          </table:table-cell>
          <table:table-cell table:number-columns-repeated="2"/>
        </table:table-row>
        <table:table-row table:style-name="ro1">
          <table:table-cell/>
          <table:table-cell table:formula="of:=[.B6]/[.B$10]" office:value-type="percentage" office:value="0.108830565408647" calcext:value-type="percentage">
            <text:p>10.88%</text:p>
          </table:table-cell>
          <table:table-cell table:formula="of:=[.C6]/[.C$10]" office:value-type="percentage" office:value="0.223149405094626" calcext:value-type="percentage">
            <text:p>22.31%</text:p>
          </table:table-cell>
          <table:table-cell table:formula="of:=[.D6]/[.D$10]" office:value-type="percentage" office:value="0.227256410948046" calcext:value-type="percentage">
            <text:p>22.73%</text:p>
          </table:table-cell>
          <table:table-cell table:number-columns-repeated="2"/>
        </table:table-row>
        <table:table-row table:style-name="ro1">
          <table:table-cell/>
          <table:table-cell table:formula="of:=[.B7]/[.B$10]" office:value-type="percentage" office:value="0.530737488705448" calcext:value-type="percentage">
            <text:p>53.07%</text:p>
          </table:table-cell>
          <table:table-cell table:formula="of:=[.C7]/[.C$10]" office:value-type="percentage" office:value="0.536093587798451" calcext:value-type="percentage">
            <text:p>53.61%</text:p>
          </table:table-cell>
          <table:table-cell table:formula="of:=[.D7]/[.D$10]" office:value-type="percentage" office:value="0.457050434797043" calcext:value-type="percentage">
            <text:p>45.71%</text:p>
          </table:table-cell>
          <table:table-cell table:number-columns-repeated="2"/>
        </table:table-row>
        <table:table-row table:style-name="ro1">
          <table:table-cell/>
          <table:table-cell table:formula="of:=[.B8]/[.B$10]" office:value-type="percentage" office:value="0.000132369275748222" calcext:value-type="percentage">
            <text:p>0.01%</text:p>
          </table:table-cell>
          <table:table-cell table:formula="of:=[.C8]/[.C$10]" office:value-type="percentage" office:value="0.014533258803801" calcext:value-type="percentage">
            <text:p>1.45%</text:p>
          </table:table-cell>
          <table:table-cell table:formula="of:=[.D8]/[.D$10]" office:value-type="percentage" office:value="0.000176367208978543" calcext:value-type="percentage">
            <text:p>0.02%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formula="of:=[.B5]/[.$F$10]" office:value-type="percentage" office:value="0.182648788163466" calcext:value-type="percentage">
            <text:p>18.26%</text:p>
          </table:table-cell>
          <table:table-cell table:formula="of:=[.C5]/[.$F$10]" office:value-type="percentage" office:value="0.00551020447857283" calcext:value-type="percentage">
            <text:p>0.55%</text:p>
          </table:table-cell>
          <table:table-cell table:formula="of:=[.D5]/[.$F$10]" office:value-type="percentage" office:value="0.147881790262129" calcext:value-type="percentage">
            <text:p>14.79%</text:p>
          </table:table-cell>
          <table:table-cell table:number-columns-repeated="2"/>
        </table:table-row>
        <table:table-row table:style-name="ro1">
          <table:table-cell/>
          <table:table-cell table:formula="of:=[.B6]/[.$F$10]" office:value-type="percentage" office:value="0.0551701200263743" calcext:value-type="percentage">
            <text:p>5.52%</text:p>
          </table:table-cell>
          <table:table-cell table:formula="of:=[.C6]/[.$F$10]" office:value-type="percentage" office:value="0.00543532171386226" calcext:value-type="percentage">
            <text:p>0.54%</text:p>
          </table:table-cell>
          <table:table-cell table:formula="of:=[.D6]/[.$F$10]" office:value-type="percentage" office:value="0.106514411528445" calcext:value-type="percentage">
            <text:p>10.65%</text:p>
          </table:table-cell>
          <table:table-cell table:number-columns-repeated="2"/>
        </table:table-row>
        <table:table-row table:style-name="ro1">
          <table:table-cell/>
          <table:table-cell table:formula="of:=[.B7]/[.$F$10]" office:value-type="percentage" office:value="0.269049883591338" calcext:value-type="percentage">
            <text:p>26.90%</text:p>
          </table:table-cell>
          <table:table-cell table:formula="of:=[.C7]/[.$F$10]" office:value-type="percentage" office:value="0.0130578036593359" calcext:value-type="percentage">
            <text:p>1.31%</text:p>
          </table:table-cell>
          <table:table-cell table:formula="of:=[.D7]/[.$F$10]" office:value-type="percentage" office:value="0.214218194761318" calcext:value-type="percentage">
            <text:p>21.42%</text:p>
          </table:table-cell>
          <table:table-cell table:number-columns-repeated="2"/>
        </table:table-row>
        <table:table-row table:style-name="ro1">
          <table:table-cell/>
          <table:table-cell table:formula="of:=[.B8]/[.$F$10]" office:value-type="percentage" office:value="0.000067102737208176" calcext:value-type="percentage">
            <text:p>0.01%</text:p>
          </table:table-cell>
          <table:table-cell table:formula="of:=[.C8]/[.$F$10]" office:value-type="percentage" office:value="0.000353991251359073" calcext:value-type="percentage">
            <text:p>0.04%</text:p>
          </table:table-cell>
          <table:table-cell table:formula="of:=[.D8]/[.$F$10]" office:value-type="percentage" office:value="0.0000826627922129705" calcext:value-type="percentage">
            <text:p>0.01%</text:p>
          </table:table-cell>
          <table:table-cell table:number-columns-repeated="2"/>
        </table:table-row>
      </table:table>
      <table:named-expressions/>
      <table:data-pilot-tables>
        <table:data-pilot-table table:name="DataPilot1" table:application-data="" table:target-range-address="'Pivot Table_Sheet1_1'.A1:'Pivot Table_Sheet1_1'.F10" table:buttons="'Pivot Table_Sheet1_1'.A1 'Pivot Table_Sheet1_1'.A4 'Pivot Table_Sheet1_1'.B3">
          <table:source-cell-range table:cell-range-address="Sheet1.A21:Sheet1.C34"/>
          <table:data-pilot-field table:source-field-name="final_worth" table:orientation="column" table:used-hierarchy="0" table:function="auto">
            <table:data-pilot-level table:show-empty="false">
              <table:data-pilot-members>
                <table:data-pilot-member table:name="HIGH" table:display="true" table:show-details="true"/>
                <table:data-pilot-member table:name="LOW" table:display="true" table:show-details="true"/>
                <table:data-pilot-member table:name="MEDIUM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ngagement_tag" table:orientation="row" table:used-hierarchy="0" table:function="auto">
            <table:data-pilot-level table:show-empty="false">
              <table:data-pilot-members>
                <table:data-pilot-member table:name="HIGH" table:display="true" table:show-details="true"/>
                <table:data-pilot-member table:name="LOW" table:display="true" table:show-details="true"/>
                <table:data-pilot-member table:name="MEDIUM" table:display="true" table:show-details="true"/>
                <table:data-pilot-member table:name="NO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req" table:orientation="data" table:used-hierarchy="0" table:function="sum">
            <table:data-pilot-level table:show-empty="false">
              <table:data-pilot-members>
                <table:data-pilot-member table:name="10" table:display="true" table:show-details="true"/>
                <table:data-pilot-member table:name="69" table:display="true" table:show-details="true"/>
                <table:data-pilot-member table:name="85" table:display="true" table:show-details="true"/>
                <table:data-pilot-member table:name="364" table:display="true" table:show-details="true"/>
                <table:data-pilot-member table:name="5589" table:display="true" table:show-details="true"/>
                <table:data-pilot-member table:name="5666" table:display="true" table:show-details="true"/>
                <table:data-pilot-member table:name="13427" table:display="true" table:show-details="true"/>
                <table:data-pilot-member table:name="56730" table:display="true" table:show-details="true"/>
                <table:data-pilot-member table:name="109526" table:display="true" table:show-details="true"/>
                <table:data-pilot-member table:name="152063" table:display="true" table:show-details="true"/>
                <table:data-pilot-member table:name="187813" table:display="true" table:show-details="true"/>
                <table:data-pilot-member table:name="220275" table:display="true" table:show-details="true"/>
                <table:data-pilot-member table:name="27665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5-02-16T17:25:35.105042139</dc:date>
    <meta:editing-duration>PT4M20S</meta:editing-duration>
    <meta:editing-cycles>5</meta:editing-cycles>
    <meta:document-statistic meta:table-count="2" meta:cell-count="147" meta:object-count="0"/>
  </office:meta>
</office:document-meta>
</file>